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12pt" fo:font-weight="normal" officeooo:rsid="00eb02b2" fo:background-color="#ffffff" style:font-size-asian="12pt" style:font-weight-asian="normal" style:font-size-complex="12pt" style:font-weight-complex="normal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style:font-name="Arial"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10f3827" officeooo:paragraph-rsid="010f3827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officeooo:paragraph-rsid="010f3827"/>
    </style:style>
    <style:style style:name="P5" style:family="paragraph" style:parent-style-name="Standard">
      <style:paragraph-properties fo:text-align="start" style:justify-single-word="false"/>
      <style:text-properties fo:color="#000000" officeooo:rsid="010f3827" officeooo:paragraph-rsid="010f3827" fo:background-color="#ffffff"/>
    </style:style>
    <style:style style:name="T1" style:family="text">
      <style:text-properties officeooo:rsid="00549eaa"/>
    </style:style>
    <style:style style:name="T2" style:family="text">
      <style:text-properties officeooo:rsid="00fe7684"/>
    </style:style>
    <style:style style:name="T3" style:family="text">
      <style:text-properties officeooo:rsid="010b0c92"/>
    </style:style>
    <style:style style:name="T4" style:family="text">
      <style:text-properties fo:color="#000000" style:font-name="Arial" fo:font-size="12pt" fo:font-weight="normal" officeooo:rsid="010f3827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officeooo:rsid="0111379d" fo:background-color="#ffffff" loext:char-shading-value="0"/>
    </style:style>
    <style:style style:name="T7" style:family="text">
      <style:text-properties fo:color="#000096" fo:background-color="#ffffff" loext:char-shading-value="0"/>
    </style:style>
    <style:style style:name="T8" style:family="text">
      <style:text-properties fo:color="#000096" officeooo:rsid="010f3827" fo:background-color="#ffffff" loext:char-shading-value="0"/>
    </style:style>
    <style:style style:name="T9" style:family="text">
      <style:text-properties fo:color="#000096" officeooo:rsid="0111379d" loext:char-shading-value="0" fo:background-color="#ffffff"/>
    </style:style>
    <style:style style:name="T10" style:family="text">
      <style:text-properties fo:color="#000096" fo:background-color="#ffffff"/>
    </style:style>
    <style:style style:name="T11" style:family="text">
      <style:text-properties fo:color="#f5844c" fo:background-color="#ffffff" loext:char-shading-value="0"/>
    </style:style>
    <style:style style:name="T12" style:family="text">
      <style:text-properties fo:color="#f5844c" fo:background-color="#ffffff"/>
    </style:style>
    <style:style style:name="T13" style:family="text">
      <style:text-properties fo:color="#ff8040" fo:background-color="#ffffff" loext:char-shading-value="0"/>
    </style:style>
    <style:style style:name="T14" style:family="text">
      <style:text-properties fo:color="#ff8040" fo:background-color="#ffffff"/>
    </style:style>
    <style:style style:name="T15" style:family="text">
      <style:text-properties fo:color="#993300" fo:background-color="#ffffff" loext:char-shading-value="0"/>
    </style:style>
    <style:style style:name="T16" style:family="text">
      <style:text-properties fo:color="#993300" fo:background-color="#ffffff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10f3827" fo:background-color="#ffffff" loext:char-shading-value="0"/>
    </style:style>
    <style:style style:name="T19" style:family="text">
      <style:text-properties officeooo:rsid="0111379d" fo:background-color="#ffffff" loext:char-shading-value="0"/>
    </style:style>
    <style:style style:name="T20" style:family="text">
      <style:text-properties officeooo:rsid="0111379d" loext:char-shading-value="0" fo:background-color="#ffffff"/>
    </style:style>
    <style:style style:name="T21" style:family="text">
      <style:text-properties style:font-name="Arial" fo:font-size="12pt" fo:font-weight="normal" officeooo:rsid="010f3827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officeooo:rsid="0111379d"/>
    </style:style>
    <style:style style:name="T23" style:family="text">
      <style:text-properties fo:background-color="#ffffff"/>
    </style:style>
    <style:style style:name="T24" style:family="text">
      <style:text-properties fo:background-color="#ffffff"/>
    </style:style>
    <style:style style:name="T25" style:family="text">
      <style:text-properties fo:background-color="#ffffff"/>
    </style:style>
    <style:style style:name="T26" style:family="text">
      <style:text-properties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00<text:span text:style-name="T22">76</text:span> Lieferprotokoll 20<text:span text:style-name="T1">21</text:span>-<text:span text:style-name="T2">05-24</text:span></text:p>
      <text:p text:style-name="P1"/>
      <text:p text:style-name="P4"><text:span text:style-name="T21">* Seite 56 recto und verso (</text:span><text:span text:style-name="T17">&lt;pb n="56r" xml:id="W0076-0130" facs="W0076-0130"/&gt;</text:span><text:span text:style-name="T18">): auf beiden Seiten, in beiden Spa</text:span><text:span text:style-name="T19">l</text:span><text:span text:style-name="T18">ten, am Ende (letzte Zeile) fehlen Textsegmente. Markiert als &lt;unclear</text:span><text:span text:style-name="T17"> resp="#TL" reason="missing-text"/&gt;</text:span></text:p>
      <text:p text:style-name="P4"><text:span text:style-name="T17"/></text:p>
      <text:p text:style-name="P4"><text:span text:style-name="T17">* </text:span><text:span text:style-name="T19">an zwei Textstellen ist die Vorlage zusätzlich schwer zu entziffern. Bitte prüfen </text:span><text:span text:style-name="T20">&lt;unclear</text:span><text:span text:style-name="T23"> resp</text:span><text:span text:style-name="T23">=</text:span><text:span text:style-name="T23">"#TL"</text:span><text:span text:style-name="T23"> reason</text:span><text:span text:style-name="T23">=</text:span><text:span text:style-name="T23">"Vorlagenqualitaet-herabgesetzt"</text:span><text:span text:style-name="T23">/&gt;</text:span></text:p>
      <text:p text:style-name="P4"><text:span text:style-name="T19"/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Default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Absatz-Standardschriftar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>Die Schule von Salamanca                   info.salamanca@adwmainz.de</dc:title>
    <meta:initial-creator>David Glück</meta:initial-creator>
    <meta:creation-date>2019-09-06T16:30:00</meta:creation-date>
    <dc:date>2021-05-24T17:17:52.883000000</dc:date>
    <meta:editing-cycles>147</meta:editing-cycles>
    <meta:editing-duration>P2DT19H19M40S</meta:editing-duration>
    <meta:document-statistic meta:table-count="0" meta:image-count="0" meta:object-count="0" meta:page-count="1" meta:paragraph-count="3" meta:word-count="46" meta:character-count="397" meta:non-whitespace-character-count="354"/>
    <meta:template xlink:type="simple" xlink:actuate="onRequest" xlink:title="" xlink:href="../../TL_005_W0037-A/W0037-A_Lieferprotokoll_2019-01-21.odt/Normal.dotm"/>
  </office:meta>
</office:document-meta>
</file>